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.SAXParser( SymbolTable symbolTable , XMLGrammarPool grammar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XParser.SAX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XParser.SAX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.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